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E1D2E37A.png" manifest:media-type="image/png"/>
  <manifest:file-entry manifest:full-path="Pictures/10000201000000F90000005996D5296A.png" manifest:media-type="image/png"/>
  <manifest:file-entry manifest:full-path="Pictures/100002010000008700000020509FA7A3.png" manifest:media-type="image/png"/>
  <manifest:file-entry manifest:full-path="Pictures/10000201000000E90000005D8F16C4AB.png" manifest:media-type="image/png"/>
  <manifest:file-entry manifest:full-path="Pictures/100002010000027E000001DF49D03A1F.png" manifest:media-type="image/png"/>
  <manifest:file-entry manifest:full-path="Pictures/10000201000001A2000000663AD78177.png" manifest:media-type="image/png"/>
  <manifest:file-entry manifest:full-path="Pictures/10000201000002AA000000A342A1A6FD.png" manifest:media-type="image/png"/>
  <manifest:file-entry manifest:full-path="Pictures/10000201000000C8000000399C2B59C3.png" manifest:media-type="image/png"/>
  <manifest:file-entry manifest:full-path="Pictures/100002010000035F000000EBE26925B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 draw:shadow="visible"/>
    </style:style>
    <style:style style:name="gr2" style:family="graphic" style:parent-style-name="standard">
      <style:graphic-properties svg:stroke-width="0.076cm" svg:stroke-color="#dd4814" draw:marker-start-width="0.432cm" draw:marker-end="Arrow" draw:marker-end-width="0.432cm" draw:textarea-vertical-align="middle" fo:padding-top="0.164cm" fo:padding-bottom="0.164cm" fo:padding-left="0.289cm" fo:padding-right="0.289cm" draw:shadow="hidden" draw:shadow-offset-x="0.203cm" draw:shadow-offset-y="0.20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445cm, 7.544cm, 6.35cm, 1.676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1pt 1pt" fo:font-weight="bold" style:font-weight-asian="bold" style:font-weight-complex="bold"/>
    </style:style>
    <style:style style:name="T1" style:family="text">
      <style:text-properties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5.08cm" svg:height="2.54cm" svg:x="4.81cm" svg:y="1.635cm">
          <text:p text:style-name="P1"><text:span text:style-name="T1">Runn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1" draw:id="id1" draw:layer="layout" svg:width="5.08cm" svg:height="2.54cm" svg:x="4.81cm" svg:y="6.169cm">
          <text:p text:style-name="P1"><text:span text:style-name="T1">Router</text:span></text:p>
          <text:p text:style-name="P1"><text:span text:style-name="T1"/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5.08cm" svg:height="2.54cm" svg:x="13.175cm" svg:y="6.169cm">
          <text:p text:style-name="P1"><text:span text:style-name="T1">User Interf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5.08cm" svg:height="2.54cm" svg:x="4.764cm" svg:y="16.824cm">
          <text:p text:style-name="P1"><text:span text:style-name="T1">Monitor (Heka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5.08cm" svg:height="2.54cm" svg:x="8.493cm" svg:y="11.614cm">
          <text:p text:style-name="P1"><text:span text:style-name="T1">Test Service 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5.08cm" svg:height="2.54cm" svg:x="1cm" svg:y="11.614cm">
          <text:p text:style-name="P1"><text:span text:style-name="T1">Test Service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7.35cm" svg:y1="8.709cm" svg:x2="3.54cm" svg:y2="11.614cm" draw:start-shape="id1" draw:start-glue-point="6" draw:end-shape="id2" draw:end-glue-point="4" svg:d="M7350 8709v1553h-3810v1352" svg:viewBox="0 0 3811 2906">
          <text:p/>
        </draw:connector>
        <draw:connector draw:style-name="gr2" draw:text-style-name="P1" draw:layer="layout" svg:x1="7.35cm" svg:y1="8.709cm" svg:x2="11.033cm" svg:y2="11.614cm" draw:start-shape="id1" draw:end-shape="id3" draw:end-glue-point="4" svg:d="M7350 8709v1553h3683v1352" svg:viewBox="0 0 3684 2906">
          <text:p/>
        </draw:connector>
        <draw:connector draw:style-name="gr2" draw:text-style-name="P1" draw:layer="layout" svg:x1="3.54cm" svg:y1="14.154cm" svg:x2="7.304cm" svg:y2="16.824cm" draw:start-shape="id2" draw:end-shape="id4" svg:d="M3540 14154v1436h3764v1234" svg:viewBox="0 0 3765 2671">
          <text:p/>
        </draw:connector>
        <draw:connector draw:style-name="gr2" draw:text-style-name="P1" draw:layer="layout" svg:x1="11.033cm" svg:y1="14.154cm" svg:x2="7.304cm" svg:y2="16.824cm" draw:start-shape="id3" draw:start-glue-point="6" draw:end-shape="id4" svg:d="M11033 14154v1436h-3729v1234" svg:viewBox="0 0 3730 2671">
          <text:p/>
        </draw:connector>
        <draw:connector draw:style-name="gr2" draw:text-style-name="P1" draw:layer="layout" svg:x1="9.89cm" svg:y1="7.439cm" svg:x2="13.175cm" svg:y2="7.439cm" draw:start-shape="id1" draw:start-glue-point="7" draw:end-shape="id5" draw:end-glue-point="5" svg:d="M9890 7439h3285" svg:viewBox="0 0 3286 1">
          <text:p/>
        </draw:connector>
        <draw:custom-shape draw:style-name="gr1" draw:text-style-name="P2" xml:id="id6" draw:id="id6" draw:layer="layout" svg:width="5.08cm" svg:height="2.54cm" svg:x="13.175cm" svg:y="16.837cm"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5.715cm" svg:y1="16.837cm" svg:x2="15.715cm" svg:y2="8.709cm" draw:start-shape="id6" draw:start-glue-point="4" draw:end-shape="id5" draw:end-glue-point="6" svg:d="M15715 16837v-8128" svg:viewBox="0 0 1 8129">
          <text:p/>
        </draw:connector>
        <draw:connector draw:style-name="gr2" draw:text-style-name="P1" draw:layer="layout" svg:x1="7.35cm" svg:y1="4.175cm" svg:x2="7.35cm" svg:y2="6.169cm" draw:start-shape="id7" draw:start-glue-point="6" draw:end-shape="id1" draw:end-glue-point="4" svg:d="M7350 4175v1994" svg:viewBox="0 0 1 1995">
          <text:p/>
        </draw:connector>
        <draw:frame draw:style-name="gr3" draw:text-style-name="P1" draw:layer="layout" svg:width="4.826cm" svg:height="1.295cm" svg:x="13.319cm" svg:y="17.447cm">
          <draw:image xlink:href="Pictures/100002010000035F000000EBE26925B6.png" xlink:type="simple" xlink:show="embed" xlink:actuate="onLoad">
            <text:p/>
          </draw:image>
        </draw:frame>
        <draw:frame draw:style-name="gr3" draw:text-style-name="P1" draw:layer="layout" svg:width="1.727cm" svg:height="0.508cm" svg:x="4.937cm" svg:y="7.274cm">
          <draw:image xlink:href="Pictures/10000201000000C8000000399C2B59C3.png" xlink:type="simple" xlink:show="embed" xlink:actuate="onLoad">
            <text:p/>
          </draw:image>
        </draw:frame>
        <draw:frame draw:style-name="gr3" draw:text-style-name="P1" draw:layer="layout" svg:width="2.642cm" svg:height="0.635cm" svg:x="7.096cm" svg:y="7.347cm">
          <draw:image xlink:href="Pictures/10000201000002AA000000A342A1A6FD.png" xlink:type="simple" xlink:show="embed" xlink:actuate="onLoad">
            <text:p/>
          </draw:image>
        </draw:frame>
        <draw:frame draw:style-name="gr3" draw:text-style-name="P1" draw:layer="layout" svg:width="2.642cm" svg:height="0.635cm" svg:x="7.096cm" svg:y="3.413cm">
          <draw:image xlink:href="Pictures/10000201000002AA000000A342A1A6FD.png" xlink:type="simple" xlink:show="embed" xlink:actuate="onLoad">
            <text:p/>
          </draw:image>
        </draw:frame>
        <draw:frame draw:style-name="gr4" draw:text-style-name="P1" draw:layer="layout" svg:width="1.905cm" svg:height="0.508cm" svg:x="4.937cm" svg:y="3.54cm">
          <draw:image xlink:href="Pictures/100002010000027E000001DF49D03A1F.png" xlink:type="simple" xlink:show="embed" xlink:actuate="onLoad">
            <text:p/>
          </draw:image>
        </draw:frame>
        <draw:frame draw:style-name="gr3" draw:text-style-name="P1" draw:layer="layout" svg:width="1.727cm" svg:height="0.508cm" svg:x="1.152cm" svg:y="13.535cm">
          <draw:image xlink:href="Pictures/10000201000000C8000000399C2B59C3.png" xlink:type="simple" xlink:show="embed" xlink:actuate="onLoad">
            <text:p/>
          </draw:image>
        </draw:frame>
        <draw:frame draw:style-name="gr3" draw:text-style-name="P1" draw:layer="layout" svg:width="2.642cm" svg:height="0.635cm" svg:x="3.311cm" svg:y="13.408cm">
          <draw:image xlink:href="Pictures/10000201000002AA000000A342A1A6FD.png" xlink:type="simple" xlink:show="embed" xlink:actuate="onLoad">
            <text:p/>
          </draw:image>
        </draw:frame>
        <draw:frame draw:style-name="gr3" draw:text-style-name="P1" draw:layer="layout" svg:width="1.727cm" svg:height="0.508cm" svg:x="8.62cm" svg:y="13.535cm">
          <draw:image xlink:href="Pictures/10000201000000C8000000399C2B59C3.png" xlink:type="simple" xlink:show="embed" xlink:actuate="onLoad">
            <text:p/>
          </draw:image>
        </draw:frame>
        <draw:frame draw:style-name="gr3" draw:text-style-name="P1" draw:layer="layout" svg:width="2.642cm" svg:height="0.635cm" svg:x="10.804cm" svg:y="13.408cm">
          <draw:image xlink:href="Pictures/10000201000002AA000000A342A1A6FD.png" xlink:type="simple" xlink:show="embed" xlink:actuate="onLoad">
            <text:p/>
          </draw:image>
        </draw:frame>
        <draw:frame draw:style-name="gr3" draw:text-style-name="P1" draw:layer="layout" svg:width="1.6cm" svg:height="0.635cm" svg:x="5.064cm" svg:y="7.947cm">
          <draw:image xlink:href="Pictures/10000201000000E90000005D8F16C4AB.png" xlink:type="simple" xlink:show="embed" xlink:actuate="onLoad">
            <text:p/>
          </draw:image>
        </draw:frame>
        <draw:frame draw:style-name="gr3" draw:text-style-name="P1" draw:layer="layout" svg:width="2.134cm" svg:height="0.508cm" svg:x="7.629cm" svg:y="8.074cm">
          <draw:image xlink:href="Pictures/100002010000008700000020509FA7A3.png" xlink:type="simple" xlink:show="embed" xlink:actuate="onLoad">
            <text:p/>
          </draw:image>
        </draw:frame>
        <draw:frame draw:style-name="gr3" draw:text-style-name="P1" draw:layer="layout" svg:width="1.575cm" svg:height="0.559cm" svg:x="13.275cm" svg:y="8.047cm">
          <draw:image xlink:href="Pictures/10000201000000F90000005996D5296A.png" xlink:type="simple" xlink:show="embed" xlink:actuate="onLoad">
            <text:p/>
          </draw:image>
        </draw:frame>
        <draw:frame draw:style-name="gr3" draw:text-style-name="P1" draw:layer="layout" svg:width="2.286cm" svg:height="0.559cm" svg:x="15.08cm" svg:y="8.047cm">
          <draw:image xlink:href="Pictures/10000201000001A2000000663AD78177.png" xlink:type="simple" xlink:show="embed" xlink:actuate="onLoad">
            <text:p/>
          </draw:image>
        </draw:frame>
        <draw:frame draw:style-name="gr3" draw:text-style-name="P1" draw:layer="layout" svg:width="0.559cm" svg:height="0.559cm" svg:x="17.593cm" svg:y="8.047cm">
          <draw:image xlink:href="Pictures/100002010000008000000080E1D2E37A.png" xlink:type="simple" xlink:show="embed" xlink:actuate="onLoad">
            <text:p/>
          </draw:image>
        </draw:frame>
        <draw:connector draw:style-name="gr2" draw:text-style-name="P1" draw:layer="layout" svg:x1="9.844cm" svg:y1="18.094cm" svg:x2="13.175cm" svg:y2="18.107cm" draw:start-shape="id4" draw:start-glue-point="7" draw:end-shape="id6" draw:end-glue-point="5" svg:d="M9844 18094h1766v13h1565" svg:viewBox="0 0 3332 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0T16:35:42.376112644</meta:creation-date>
    <dc:date>2015-06-21T13:28:48.674944075</dc:date>
    <meta:editing-duration>PT16M41S</meta:editing-duration>
    <meta:editing-cycles>3</meta:editing-cycles>
    <meta:generator>LibreOffice/4.2.6.3$Linux_X86_64 LibreOffice_project/420$Build-3</meta:generator>
    <meta:document-statistic meta:object-count="29"/>
  </office:meta>
</office:document-meta>
</file>